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9.04.2017</text:date>, <text:time>22:40: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9T22:40:28.10</dc:date>
    <meta:editing-duration>P134DT9H24M28S</meta:editing-duration>
    <meta:editing-cycles>339</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Function id(x As Variant)
	id = x
End Function

' K = \x y.x
Function fstArg(x As Variant, y As Variant)
	fstArg = x
End Function

' K I = (\b x.b) (\y.y) = \x.\y.y = \x y.y
Function sndArg(x As Variant, y As Variant)
	sndArg = y
End Function

Function swap(fn As Variant, x As Variant, y As Variant)
	swap = apply(fn, y, x)
End Function

' B = \f g x.f (g x)
Function compose(Optional ByVal f, Optional ByVal g, Optional x)
	Static oFn As Object : If isNull(oFn) Then : Set oFn = lookupFn("compose") : End If
	Dim result As Variant
	If isMissing(f) Then
		result = oFn
	Else
		If isString(f) Then
			f = lookupFn(f)
		End If
		If isMissing(g) Then
			result = apply1(result, f)
		Else
			If isString(g) Then
				g = lookupFn(g)
			End If
			If isMissing(x) Then
				result = apply1(apply1(oFn, f), g)
			Else
				result = apply1(f, apply1(g, x))
			End If
		End If
	End If
	'compose = apply(f, apply(g, x))
	compose = result
End Function

Function concat(a As String, b As String) As String
	concat = a &amp; b
End Function

Function startsWith(s As String, prefix As String) 
	startsWith = ((Len(prefix) &lt;= Len(s)) And (Mid(s, 1, Len(prefix)) = prefix))
End Function

Function add(Optional a As Long, Optional b As Long)
	Static oFn As Object : If isNull(oFn) Then : Set oFn = lookupFn("add") : End If
	Dim result As Variant
	If isMissing(a) Then
		result = oFn
	Else
		If isMissing(b) Then
			result = apply1(oFn, a)
		Else
			result = CLng(a + b)
		End If
	End If
	add = result
End Function

Function mul(Optional a As Long, Optional b As Long)
	Static oFn As Object : If isNull(oFn) Then : Set oFn = lookupFn("mul") : End If
	Dim result As Variant
	If isMissing(a) Then
		result = oFn
	Else
		If isMissing(b) Then
			result = apply1(oFn, a)
		Else
			result = CLng(a * b)
		End If
	End If
	mul = result
End Function

Function inRange(lo As Long, hi As Long, x As Long)
	inRange = (lo &lt;= x) And (x &lt;= hi)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Arg()
	test_sndArg()
	test_add()
	test_mul()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fstArg",			True, 2), _
			List("sndArg",			True, 2), _
			List("swap",			True, 3), _
			List("compose",			True, 3), _
			List("add",				True, 2), _
			List("mul",				True, 2), _
			List("inRange",			True, 3),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compose":			result = compose(		a(0), a(1), a(2)	)
		Case "add":				result = add(			a(0), a(1)			)
		Case "mul":				result = mul(			a(0), a(1)			)
		Case "inRange":			result = inRange(		a(0), a(1), a(2)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Dim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ByVal fn As Variant, a0, Optional a1, Optional a2, Optional a3, Optional a4, Optional a5, Optional a6, Optional a7, Optional a8, Optional a9, Optional a10)
	Dim args As Object
	Dim fName As String
	If isString(fn) Then
		fName = fn
		fn = lookupFn(fName)
		If isEmpty(fn) Or isNull(fn) Then
			croak("apply: unknown function " &amp; fName)
		End If
	ElseIf isEmpty(fn) Or isNull(fn) Then
		croak("apply: invalid fn " &amp; toString(fn))
	End If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Dim sndArg5 As Variant
	sndArg5 = apply1(lookupFn("sndArg"), 5)
	assertEqual(isPartialApp(sndArg5), True).x
	assertEqual(isBuiltinFn(sndArg5), False).x
	assertEqual(arity(sndArg5), 1).x
	assertEqual(apply1(sndArg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Function pSat(ByVal predicate As Variant)
'	pBind(pItem, apply1("ite", compose(predicate, "asc"), pReturn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	pZeroOrOne = mkParser("zeroOrOne", p)
'	Exit Function
	
	Dim swappedCons As Object, singletonList As Object
	Set swappedCons = apply("swap", lookupFn("cons"))
	Set singletonList = apply(swappedCons, nil)
	pZeroOrOne = pChoice( pSeq(Array(p),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pBind(p As Parser, ByVal f As Variant)
	Dim fName As String
	If isString(f) Then
		fName = f
		f = lookupFn(fName)
		If isEmpty(f) Then
			croak("pBind: unknown function " &amp; toString(fName))
		End If
	End If
	' TODO: pBind: check if f is proper fn
	pBind = mkParser("bind", Array(p,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apply("fstArg", pReturn(0))), _
			pBind(pStr("1"), apply("fstArg", pReturn(1)))_
		)
	End If
	pBinDigit = result
End Function

Function pDecDigit()
	Static result As Parser	' an uninitialized instance of Parser at first
	If result.tp = "" Then
		result = pChoice(pBinDigit,	pBind(pStr("2"), apply("fstArg", pReturn(2))))
		result = pChoice(result,	pBind(pStr("3"), apply("fstArg", pReturn(3))))
		result = pChoice(result,	pBind(pStr("4"), apply("fstArg", pReturn(4))))
		result = pChoice(result,	pBind(pStr("5"), apply("fstArg", pReturn(5))))
		result = pChoice(result,	pBind(pStr("6"), apply("fstArg", pReturn(6))))
		result = pChoice(result,	pBind(pStr("7"), apply("fstArg", pReturn(7))))
		result = pChoice(result,	pBind(pStr("8"), apply("fstArg", pReturn(8))))
		result = pChoice(result,	pBind(pStr("9"), apply("fstArg", pReturn(9))))
	End If
	pDecDigit = result
End Function

Function pHexDigit()
	Static result As Parser	' an uninitialized instance of Parser at first
	If result.tp = "" Then
		result = pChoice(pDecDigit,	pBind(pChoice(pStr("A"), pStr("a")), apply("fstArg", pReturn(10))) )
		result = pChoice(result,	pBind(pChoice(pStr("B"), pStr("b")), apply("fstArg", pReturn(11))) )
		result = pChoice(result,	pBind(pChoice(pStr("C"), pStr("c")), apply("fstArg", pReturn(12))) )
		result = pChoice(result,	pBind(pChoice(pStr("D"), pStr("d")), apply("fstArg", pReturn(13))) )
		result = pChoice(result,	pBind(pChoice(pStr("E"), pStr("e")), apply("fstArg", pReturn(14))) )
		result = pChoice(result,	pBind(pChoice(pStr("F"), pStr("f")), apply("fstArg", pReturn(15)))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2 sec for 389 ~&gt; 195 aPerSec
	test_Parser_manyRev()
	test_Parser_many()
' 4 sec for 521 ~&gt; 130 aPerSec
	test_Parser_many1Rev()
	test_Parser_many1()
' 5 sec for 613 ~&gt; 123 aPerSec
	test_Parser_seq()
' 6 sec for 683 ~&gt; 114 aPerSec
	test_Parser_hexNum()
' 8 sec for 762 ~&gt; 95 aPerSec
	test_Parser_hexLit()
' 12 sec for 864 ~&gt; 72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